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Calibri1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01735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1f5734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201735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paragraph-rsid="001f5734" style:font-weight-asian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-complex="Calibri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Calibri1" fo:font-size="11pt" fo:letter-spacing="normal" fo:font-style="normal" fo:font-weight="normal" style:font-size-asian="11pt" style:font-weight-asian="bold" style:font-size-complex="11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text-underline-style="none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text-underline-style="none" officeooo:paragraph-rsid="001f5734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text-underline-style="none" officeooo:paragraph-rsid="00201735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 officeooo:paragraph-rsid="00201735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5734" style:font-weight-asian="bold"/>
    </style:style>
    <style:style style:name="T3" style:family="text">
      <style:text-properties officeooo:rsid="001f573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5734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1f573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20173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5734" style:font-weight-asian="normal" style:font-weight-complex="normal"/>
    </style:style>
    <style:style style:name="T11" style:family="text">
      <style:text-properties fo:font-weight="normal" officeooo:rsid="00201735" style:font-weight-asian="normal" style:font-weight-complex="normal"/>
    </style:style>
    <style:style style:name="T12" style:family="text">
      <style:text-properties fo:font-variant="normal" fo:text-transform="none" fo:color="#000000" style:font-name="Arial" fo:font-size="8.25pt" fo:letter-spacing="normal" fo:font-style="normal" fo:font-weight="normal"/>
    </style:style>
    <style:style style:name="T13" style:family="text">
      <style:text-properties fo:font-variant="normal" fo:text-transform="none" fo:color="#000000" style:font-name="Arial" fo:font-size="8.2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000000" style:font-name="Arial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5" style:family="text">
      <style:text-properties fo:font-variant="normal" fo:text-transform="none" fo:color="#000000" style:font-name="Calibri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6" style:family="text">
      <style:text-properties fo:font-variant="normal" fo:text-transform="none" fo:color="#000000" style:font-name="Calibri1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style:font-name="Calibri1" fo:font-size="11pt" fo:letter-spacing="normal" fo:font-style="normal" style:text-underline-style="none" fo:font-weight="normal" style:font-size-asian="11pt" style:font-size-complex="11pt"/>
    </style:style>
    <style:style style:name="T18" style:family="text">
      <style:text-properties fo:font-variant="normal" fo:text-transform="none" fo:color="#000000" style:font-name="Calibri1" fo:font-size="11pt" fo:letter-spacing="normal" fo:font-style="normal" style:text-underline-style="none" fo:font-weight="normal" officeooo:rsid="00201735" style:font-size-asian="11pt" style:font-weight-asian="normal" style:font-size-complex="11pt" style:font-weight-complex="normal"/>
    </style:style>
    <style:style style:name="T19" style:family="text">
      <style:text-properties style:font-name="Calibri1" fo:font-size="11pt" style:text-underline-style="solid" style:text-underline-width="auto" style:text-underline-color="font-color" style:font-size-asian="11pt" style:font-size-complex="11pt"/>
    </style:style>
    <style:style style:name="T20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f5734"/>
    </style:style>
    <style:style style:name="T23" style:family="text">
      <style:text-properties style:text-underline-style="none" fo:font-weight="normal" officeooo:rsid="0020173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PARTAMENTO DE INFORMÁTICA E ESTATÍSTICA - CTC - UFSC</text:p>
      <text:p text:style-name="P7"/>
      <text:p text:style-name="P2"><text:span text:style-name="T1">RATIFICAÇÃO DE PLANO DE TRABALHO DO SEMESTRE PARA DESENVOLVIMENTO DE TCC</text:span></text:p>
      <text:p text:style-name="P1"/>
      <text:p text:style-name="P1"/>
      <text:p text:style-name="P1"><text:span text:style-name="T1">Disciplina:<text:tab/></text:span><text:tab/><text:span text:style-name="T1">( </text:span><text:span text:style-name="T2">X</text:span><text:span text:style-name="T1"> ) <text:s/>TCC1 <text:s text:c="5"/><text:tab/>( <text:s text:c="2"/>) TCC2</text:span></text:p>
      <text:p text:style-name="P6"/>
      <text:p text:style-name="P6">Curso:<text:tab/><text:tab/>( <text:span text:style-name="T3">X</text:span> ) <text:s/>CCO<text:tab/><text:tab/>( <text:s text:c="2"/>) <text:s/>SIN<text:tab/></text:p>
      <text:p text:style-name="P1"/>
      <text:p text:style-name="P1"/>
      <text:p text:style-name="P5"><text:span text:style-name="T1">Nome do(s) autor(es):</text:span> <text:span text:style-name="T21"><text:s/><text:tab/></text:span></text:p>
      <text:p text:style-name="P5"><text:span text:style-name="T21"/></text:p>
      <text:p text:style-name="P3"><text:span text:style-name="T22"><text:tab/><text:tab/><text:tab/><text:tab/>Filipe Guédes Venâncio <text:s text:c="64"/></text:span></text:p>
      <text:p text:style-name="P12"/>
      <text:p text:style-name="P11"/>
      <text:p text:style-name="P13"><text:span text:style-name="T1">Título do TCC: </text:span><text:span text:style-name="T9"><text:s/><text:tab/><text:tab/></text:span></text:p>
      <text:p text:style-name="P13"><text:span text:style-name="T9"/></text:p>
      <text:p text:style-name="P14"><text:span text:style-name="T10"><text:tab/><text:tab/>B</text:span><text:span text:style-name="T16">usca por similaridade e agrupamento de listas <text:s text:c="40"/></text:span></text:p>
      <text:p text:style-name="P12"/>
      <text:p text:style-name="P4"><text:span text:style-name="T15"/></text:p>
      <text:p text:style-name="P6">Objetivos:</text:p>
      <text:p text:style-name="P10"><text:tab/>Pelo crescimento sem precedentes da web e levando em consideração a manipulação das informações, nela contida, para os mais variados fins, há a necessidade de se usar ferramentas apropriadas que melhoram o desempenho, como eficiência e precisão, a fim de encontrar algo específico dentro da massa de informações. Seguindo está ideologia foi pensado no desenvolvimento de uma ferramenta que, utilizando os conceitos padrões de computação, oferece-se um parâmetro de relacionamento e agrupamento entre informações apresentadas em forma de listas.</text:p>
      <text:p text:style-name="P1"/>
      <text:p text:style-name="P1"/>
      <text:p text:style-name="P6">Cronograma:</text:p>
      <text:p text:style-name="P6"><text:tab/><text:span text:style-name="T10">28/Março – Início de pesquisa e fundamentação teórica.</text:span></text:p>
      <text:p text:style-name="P8"><text:span text:style-name="T10"><text:tab/>18/Abril – Início projeto de desenvolvimento.</text:span></text:p>
      <text:p text:style-name="P8"><text:span text:style-name="T10"><text:tab/>29/Abril – Entrega parcial pré-monografia TCC1.</text:span></text:p>
      <text:p text:style-name="P8"><text:span text:style-name="T10"><text:tab/>27/Maio – Entrega parcial pré-projeto de desenvolvimento.</text:span></text:p>
      <text:p text:style-name="P8"><text:span text:style-name="T10"><text:tab/></text:span><text:span text:style-name="T11">24/Junho – Entrega final da pré-monografia e do pré-projeto.</text:span></text:p>
      <text:p text:style-name="P6"><text:span text:style-name="T10">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Nome do Professor responsável: </text:span><text:span text:style-name="T23"><text:s/></text:span></text:p>
      <text:p text:style-name="P5"><text:span text:style-name="T23"/></text:p>
      <text:p text:style-name="P5"><text:span text:style-name="T18"><text:tab/><text:tab/></text:span></text:p>
      <text:p text:style-name="P3"><text:span text:style-name="T18"><text:tab/><text:tab/><text:tab/></text:span><text:span text:style-name="T17">Ronaldo dos Santos Mello <text:s text:c="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Verdana, sans-serif"/>
    <style:font-face style:name="Calibri1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76cm" fo:margin-bottom="1.076cm" fo:margin-left="1.076cm" fo:margin-right="1.076cm" fo:border="0.51pt solid #000000" fo:padding-top="0.907cm" fo:padding-bottom="0.907cm" fo:padding-left="0.806cm" fo:padding-right="0.40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3-08-10T15:39:00</meta:creation-date>
    <dc:date>2016-04-01T00:04:55.591217348</dc:date>
    <meta:editing-cycles>2</meta:editing-cycles>
    <meta:editing-duration>PT1H44M</meta:editing-duration>
    <meta:document-statistic meta:table-count="0" meta:image-count="0" meta:object-count="0" meta:page-count="1" meta:paragraph-count="20" meta:word-count="172" meta:character-count="1358" meta:non-whitespace-character-count="1007"/>
    <meta:generator>LibreOffice/4.2.8.2$Linux_X86_64 LibreOffice_project/420m0$Build-2</meta:generator>
  </office:meta>
</office:document-meta>
</file>